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shapes>
          <draw:frame draw:z-index="0" draw:style-name="gr1" draw:text-style-name="P1" svg:width="6.2988in" svg:height="3.5429in" svg:x="1.2551in" svg:y="0.0394in">
            <draw:object draw:notify-on-update-of-ranges="tests.A1:tests.A100 tests.B1:tests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99" calcext:value-type="float">
            <text:p>200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49" calcext:value-type="float">
            <text:p>451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199" calcext:value-type="float">
            <text:p>80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249" calcext:value-type="float">
            <text:p>1252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299" calcext:value-type="float">
            <text:p>1802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5349" calcext:value-type="float">
            <text:p>2453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0399" calcext:value-type="float">
            <text:p>3203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449" calcext:value-type="float">
            <text:p>4054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499" calcext:value-type="float">
            <text:p>5004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5549" calcext:value-type="float">
            <text:p>6055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599" calcext:value-type="float">
            <text:p>72059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5649" calcext:value-type="float">
            <text:p>84564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0699" calcext:value-type="float">
            <text:p>9806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5749" calcext:value-type="float">
            <text:p>112574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799" calcext:value-type="float">
            <text:p>128079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5849" calcext:value-type="float">
            <text:p>14458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20899" calcext:value-type="float">
            <text:p>16208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5949" calcext:value-type="float">
            <text:p>18059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0999" calcext:value-type="float">
            <text:p>200099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06049" calcext:value-type="float">
            <text:p>22060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21099" calcext:value-type="float">
            <text:p>242109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46149" calcext:value-type="float">
            <text:p>26461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81199" calcext:value-type="float">
            <text:p>28811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26249" calcext:value-type="float">
            <text:p>31262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81299" calcext:value-type="float">
            <text:p>338129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46349" calcext:value-type="float">
            <text:p>364634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21399" calcext:value-type="float">
            <text:p>392139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06449" calcext:value-type="float">
            <text:p>42064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1499" calcext:value-type="float">
            <text:p>45014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6549" calcext:value-type="float">
            <text:p>480654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121599" calcext:value-type="float">
            <text:p>512159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46649" calcext:value-type="float">
            <text:p>544664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781699" calcext:value-type="float">
            <text:p>578169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26749" calcext:value-type="float">
            <text:p>612674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81799" calcext:value-type="float">
            <text:p>648179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846849" calcext:value-type="float">
            <text:p>684684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221899" calcext:value-type="float">
            <text:p>722189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606949" calcext:value-type="float">
            <text:p>76069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1999" calcext:value-type="float">
            <text:p>800199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407049" calcext:value-type="float">
            <text:p>840704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822099" calcext:value-type="float">
            <text:p>882209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247149" calcext:value-type="float">
            <text:p>924714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82199" calcext:value-type="float">
            <text:p>968219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27249" calcext:value-type="float">
            <text:p>1012724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82299" calcext:value-type="float">
            <text:p>1058229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047349" calcext:value-type="float">
            <text:p>1104734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22399" calcext:value-type="float">
            <text:p>1152239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007449" calcext:value-type="float">
            <text:p>120074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02499" calcext:value-type="float">
            <text:p>1250249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3007549" calcext:value-type="float">
            <text:p>1300754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522599" calcext:value-type="float">
            <text:p>13522599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047649" calcext:value-type="float">
            <text:p>1404764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582699" calcext:value-type="float">
            <text:p>1458269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127749" calcext:value-type="float">
            <text:p>1512774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682799" calcext:value-type="float">
            <text:p>1568279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247849" calcext:value-type="float">
            <text:p>1624784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822899" calcext:value-type="float">
            <text:p>16822899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407949" calcext:value-type="float">
            <text:p>1740794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02999" calcext:value-type="float">
            <text:p>1800299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608049" calcext:value-type="float">
            <text:p>18608049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223099" calcext:value-type="float">
            <text:p>1922309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848149" calcext:value-type="float">
            <text:p>1984814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483199" calcext:value-type="float">
            <text:p>2048319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1128249" calcext:value-type="float">
            <text:p>2112824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783299" calcext:value-type="float">
            <text:p>21783299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448349" calcext:value-type="float">
            <text:p>2244834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3123399" calcext:value-type="float">
            <text:p>2312339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808449" calcext:value-type="float">
            <text:p>238084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503499" calcext:value-type="float">
            <text:p>2450349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08549" calcext:value-type="float">
            <text:p>2520854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923599" calcext:value-type="float">
            <text:p>2592359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648649" calcext:value-type="float">
            <text:p>2664864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383699" calcext:value-type="float">
            <text:p>2738369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8128749" calcext:value-type="float">
            <text:p>2812874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883799" calcext:value-type="float">
            <text:p>28883799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648849" calcext:value-type="float">
            <text:p>2964884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423899" calcext:value-type="float">
            <text:p>3042389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1208949" calcext:value-type="float">
            <text:p>3120894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003999" calcext:value-type="float">
            <text:p>3200399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809049" calcext:value-type="float">
            <text:p>3280904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624099" calcext:value-type="float">
            <text:p>3362409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449149" calcext:value-type="float">
            <text:p>3444914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284199" calcext:value-type="float">
            <text:p>3528419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6129249" calcext:value-type="float">
            <text:p>3612924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984299" calcext:value-type="float">
            <text:p>3698429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849349" calcext:value-type="float">
            <text:p>37849349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724399" calcext:value-type="float">
            <text:p>3872439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609449" calcext:value-type="float">
            <text:p>3960944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504499" calcext:value-type="float">
            <text:p>4050449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1409549" calcext:value-type="float">
            <text:p>41409549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324599" calcext:value-type="float">
            <text:p>4232459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249649" calcext:value-type="float">
            <text:p>4324964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184699" calcext:value-type="float">
            <text:p>44184699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129749" calcext:value-type="float">
            <text:p>45129749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6084799" calcext:value-type="float">
            <text:p>46084799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7049849" calcext:value-type="float">
            <text:p>47049849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024899" calcext:value-type="float">
            <text:p>4802489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9009949" calcext:value-type="float">
            <text:p>490099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4999" calcext:value-type="float">
            <text:p>50004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7T10:10:18.431087883</dc:date>
    <meta:editing-duration>PT1M</meta:editing-duration>
    <meta:editing-cycles>1</meta:editing-cycles>
    <meta:document-statistic meta:table-count="1" meta:cell-count="200" meta:object-count="1"/>
    <meta:generator>LibreOffice/7.4.5.1$Linux_X86_64 LibreOffice_project/4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5cm" style:legend-expansion="high" chart:style-name="ch2"/>
        <chart:plot-area chart:style-name="ch3" table:cell-range-address="tests.A1:tests.B100" svg:x="0.32cm" svg:y="0.18cm" svg:width="13.07cm" svg:height="8.64cm">
          <chart:coordinate-region svg:x="2.123cm" svg:y="0.375cm" svg:width="10.78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s.B1:tests.B100" chart:class="chart:scatter">
            <chart:domain table:cell-range-address="tests.A1:tests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s.A1:tests.A100</svg:desc>
                </draw:g>
              </table:table-cell>
              <table:table-cell office:value-type="float" office:value="5049">
                <text:p>5049</text:p>
                <draw:g>
                  <svg:desc>tests.B1:tests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49">
                <text:p>45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199">
                <text:p>80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49">
                <text:p>125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299">
                <text:p>180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49">
                <text:p>245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399">
                <text:p>320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49">
                <text:p>405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499">
                <text:p>50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49">
                <text:p>605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599">
                <text:p>720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49">
                <text:p>845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699">
                <text:p>980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49">
                <text:p>1125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799">
                <text:p>1280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49">
                <text:p>1445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899">
                <text:p>1620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49">
                <text:p>1805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0999">
                <text:p>2000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49">
                <text:p>2206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099">
                <text:p>2421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49">
                <text:p>2646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199">
                <text:p>2881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49">
                <text:p>3126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299">
                <text:p>3381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49">
                <text:p>3646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399">
                <text:p>3921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49">
                <text:p>4206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499">
                <text:p>4501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49">
                <text:p>4806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599">
                <text:p>5121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49">
                <text:p>5446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699">
                <text:p>5781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49">
                <text:p>6126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799">
                <text:p>6481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49">
                <text:p>6846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899">
                <text:p>7221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49">
                <text:p>7606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1999">
                <text:p>8001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49">
                <text:p>8407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099">
                <text:p>8822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49">
                <text:p>9247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199">
                <text:p>9682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49">
                <text:p>10127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299">
                <text:p>10582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49">
                <text:p>110473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399">
                <text:p>11522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49">
                <text:p>120074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499">
                <text:p>12502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49">
                <text:p>13007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599">
                <text:p>13522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49">
                <text:p>140476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699">
                <text:p>14582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49">
                <text:p>15127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799">
                <text:p>15682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49">
                <text:p>162478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899">
                <text:p>16822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49">
                <text:p>174079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2999">
                <text:p>18002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49">
                <text:p>18608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099">
                <text:p>192230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49">
                <text:p>19848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199">
                <text:p>20483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49">
                <text:p>21128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299">
                <text:p>21783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49">
                <text:p>22448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399">
                <text:p>23123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49">
                <text:p>23808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499">
                <text:p>24503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49">
                <text:p>25208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599">
                <text:p>25923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49">
                <text:p>266486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699">
                <text:p>27383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49">
                <text:p>281287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799">
                <text:p>28883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49">
                <text:p>29648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899">
                <text:p>304238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49">
                <text:p>31208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3999">
                <text:p>32003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49">
                <text:p>328090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099">
                <text:p>33624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49">
                <text:p>34449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199">
                <text:p>35284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49">
                <text:p>36129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299">
                <text:p>36984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49">
                <text:p>378493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399">
                <text:p>38724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49">
                <text:p>39609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499">
                <text:p>405044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49">
                <text:p>414095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599">
                <text:p>42324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49">
                <text:p>432496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699">
                <text:p>44184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49">
                <text:p>451297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799">
                <text:p>460847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49">
                <text:p>470498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899">
                <text:p>48024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49">
                <text:p>490099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4999">
                <text:p>50004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